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.499cm" style:auto-text-indent="false"/>
    </style:style>
    <style:style style:name="P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language="ru" fo:country="RU"/>
    </style:style>
    <style:style style:name="P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en" fo:country="US" fo:font-style="normal" style:font-style-asian="normal" style:font-style-complex="normal"/>
    </style:style>
    <style:style style:name="P6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style:font-style-asian="normal" style:font-style-complex="normal"/>
    </style:style>
    <style:style style:name="P8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en" fo:country="US" fo:font-style="normal" style:font-style-asian="normal" style:font-style-complex="normal"/>
    </style:style>
    <style:style style:name="P9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6666ff" fo:language="ru" fo:country="RU"/>
    </style:style>
    <style:style style:name="P10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style:font-style-asian="normal" style:font-style-complex="normal"/>
    </style:style>
    <style:style style:name="P1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en" fo:country="US" fo:font-style="normal" style:font-style-asian="normal" style:font-style-complex="normal"/>
    </style:style>
    <style:style style:name="P13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14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15" style:family="paragraph" style:parent-style-name="Text_20_body" style:list-style-name="L3">
      <style:text-properties fo:language="ru" fo:country="RU"/>
    </style:style>
    <style:style style:name="P16" style:family="paragraph" style:parent-style-name="Text_20_body" style:list-style-name="L3">
      <style:text-properties fo:language="ru" fo:country="RU" fo:background-color="#ffff00"/>
    </style:style>
    <style:style style:name="P17" style:family="paragraph" style:parent-style-name="Text_20_body">
      <style:text-properties fo:color="#6666ff" fo:language="ru" fo:country="RU"/>
    </style:style>
    <style:style style:name="P18" style:family="paragraph" style:parent-style-name="Text_20_body" style:list-style-name="L2">
      <style:paragraph-properties fo:text-align="justify" style:justify-single-word="false" fo:background-color="#ffff00">
        <style:background-image/>
      </style:paragraph-properties>
      <style:text-properties fo:language="ru" fo:country="RU"/>
    </style:style>
    <style:style style:name="P19" style:family="paragraph" style:parent-style-name="Heading_20_2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color="#0000ff" fo:language="ru" fo:country="RU"/>
    </style:style>
    <style:style style:name="T5" style:family="text">
      <style:text-properties fo:color="#0000ff" fo:font-style="italic" style:font-style-asian="italic" style:font-style-complex="italic"/>
    </style:style>
    <style:style style:name="T6" style:family="text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7" style:family="text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8" style:family="text"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9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language="uk" fo:country="U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Страницы с красным: 2,5,<text:span text:style-name="T1">6,</text:span>7,11</text:p>
      <text:h text:style-name="Heading_20_2" text:outline-level="2">Staging page: 20</text:h>
      <text:p text:style-name="P17"/>
      <text:p text:style-name="P9">&lt;В конце каждой главы (чтобы не спойлерить) - рисунок мозаики, отображающий суть главы.&gt;</text:p>
      <text:p text:style-name="P1"><text:span text:style-name="T3">&lt;</text:span><text:span text:style-name="T4">Давать читать фанфик по главам. Сказать Ане, чтобы записывала свои догадки, возникающие по мере прочтения каждой главы</text:span><text:span text:style-name="T3">&gt;</text:span></text:p>
      <text:p text:style-name="Text_20_body">&lt;муз. темы: Терра - Майкл Джексон, Кантерлот - Марк Нофлер, Понивилль - Сеал и фан-музыка. Дэш - Милен Фармер)&gt;</text:p>
      <text:h text:style-name="Heading_20_2" text:outline-level="2">Музыка</text:h>
      <text:p text:style-name="Text_20_body">1. Терра - <text:span text:style-name="T9">Electronics “Disappointed”/Gary Jules “Mad World”/Pink Floyd “Another Brick In The Wall”</text:span></text:p>
      <text:p text:style-name="P10">2. Пробуждение - <text:span text:style-name="T5">Pet Shop Boys “So Hard”???</text:span></text:p>
      <text:p text:style-name="P10">3. Норф - <text:span text:style-name="T5">Dire Straits “Coyote”</text:span></text:p>
      <text:p text:style-name="Text_20_body"/>
      <text:p text:style-name="P4"/>
      <text:h text:style-name="Heading_20_2" text:outline-level="2">Глава X</text:h>
      <text:p text:style-name="Text_20_body">Дальнейшее сближение Анона с Дэш, пока «Громовержец» летит к замку Сестёр.</text:p>
      <text:p text:style-name="Text_20_body">Дэш выписывает пируэты в небе. Анон пытается зарисовать её (Дэш попросила его об этом — схематические рисунки пируэтов Дэш). Ещё Анон говорит Дэш, что их секс был ошибкой и что он завязывает с конеёбством. Они ссорятся.</text:p>
      <text:p text:style-name="P1"><text:span text:style-name="T7">&lt;</text:span><text:span text:style-name="T8">- Учти, я ни капельки не жалею о наших поебушках! Это было круто! Хотя мне хочется большего. Я до сих пор пахну тобой… и хочу пахнуть… Это неправильно, так ведь?</text:span></text:p>
      <text:p text:style-name="P1"><text:span text:style-name="T8">- Наш секс был ошибкой. Я завязываю с конеебством!</text:span><text:span text:style-name="T7">&gt;</text:span></text:p>
      <text:p text:style-name="P1"><text:span text:style-name="T6">&lt;</text:span><text:span text:style-name="T8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6">&gt;</text:span></text:p>
      <text:p text:style-name="P8">&lt;<text:span text:style-name="T3"> Пони — сельские жители и не любят больших городов. </text:span>&gt;</text:p>
      <text:p text:style-name="P7"/>
      <text:p text:style-name="P5"><text:span text:style-name="T3">«Королева Лорен» жалобно потрескивала, опираясь на табуретку. Я прилаживал ей новое колесо взамен <text:s/>утраченного. </text:span><text:span text:style-name="T10">Ещ</text:span><text:span text:style-name="T3">ё</text:span><text:span text:style-name="T10"> </text:span><text:span text:style-name="T3">немного, и будет как новенькая! В дворцовом гараже среди кучи хлама таки нашлось лопнувшее колесо, которое я смог починить — наука Норфа не пошла даром. Закрепив диск на оси, я крутанул его что есть силы. Спицы слились в размытое пятно, искря солнечными бликами. Красота! Осталось покрыть лаком царапины корпуса, полученные при таране крыши сарая, и будет как новенькая — хоть снова в гонках участвуй.</text:span></text:p>
      <text:p text:style-name="P5"><text:span text:style-name="T3">Я залез в колесницу и попрыгал, проверяя крепость подвески. Рессоры успокаивающе скрипнули.</text:span></text:p>
      <text:p text:style-name="P3">Вот если бы укатить на колеснице вдвоём с Сел далеко-далеко за горизонт, навстречу Солнцу! И там разговаривать долго-долго. Чтобы это было нашим «другим местом и другим временем», о котором она писала. И чтобы у нас всё было иначе.</text:p>
      <text:p text:style-name="P3">Впрочем, <text:s/>зачем для этого колесница? Интересно, Сел возила кого-нибудь когда-нибудь верхом? Кто бы мог быть этим… наглецом? Ну, тот случай, когда она меня спасала во время землетрясения — не в счёт.</text:p>
      <text:p text:style-name="P3">Я улыбнулся своим мыслям. Не ревнуй, Анон! Кроме тебя тут нет людей и никогда не было.</text:p>
      <text:p text:style-name="P3">Дэш наблюдала за мной с крыши гаража, положив голову на передние ноги.</text:p>
      <text:p text:style-name="P5"><text:soft-page-break/><text:span text:style-name="T3">– Ты опять думаешь о ней. </text:span><text:span text:style-name="T3">Моё лекарство не работает.</text:span></text:p>
      <text:p text:style-name="P3">Я вздохнул. Вот только ревнующей пегаски мне и не хватало!</text:p>
      <text:p text:style-name="P5"><text:span text:style-name="T3">– Дэш, я же предупреждал. Я не люблю тебя. Если ты хочешь что-то большее, чем дружба с привилегиями, то извини. За этим — не ко мне.</text:span></text:p>
      <text:p text:style-name="P5"><text:span text:style-name="T3">П</text:span><text:span text:style-name="T3">егаска возмущённо фыркнула.</text:span></text:p>
      <text:p text:style-name="P5"><text:span text:style-name="T3">– Да знаю я! Ещё чего! Я тебя тоже не люблю — не воображай себе! Просто мне не хочется, чтобы ты сохнул до конца жизни по той, которую получить не сможешь. Ты же мой лучший друг! А так — водись с кем хочешь, мне до этого дела нет!</text:span></text:p>
      <text:p text:style-name="P3">Я спрыгнул с «Королевы Лорен» и затолкал её в гараж.</text:p>
      <text:p text:style-name="P5"><text:span text:style-name="T3">– Давай не будем об этом, Дэш? Мне хорошо с тобой и ты — мой лучший друг, но я не хочу разговаривать на эту тему.</text:span></text:p>
      <text:p text:style-name="P5"><text:span text:style-name="T3">– Ну и пожалуйста! – буркнула пегаска и спланировала на землю. – Стой!</text:span></text:p>
      <text:p text:style-name="P5"><text:span text:style-name="T3">Я недоумённо уставился на Дэш.</text:span></text:p>
      <text:p text:style-name="P5"><text:span text:style-name="T3">– Ты закончил с колесницей?</text:span></text:p>
      <text:p text:style-name="P5"><text:span text:style-name="T3">Я утвердительно помотал головой.</text:span></text:p>
      <text:p text:style-name="P5"><text:span text:style-name="T3">– Давай устроим ей тест-драйв! Давно хотела почувствовать себя на месте стрит-рейсеров.</text:span></text:p>
      <text:p text:style-name="P5"><text:span text:style-name="T3">А что? Пегаска дело говорит. Погода стоит отличная, до вечера куча времени, а управлять небесной колесницей может и ребёнок, как я убедился в печальноизвестный Гранд Галопин Гала.</text:span></text:p>
      <text:p text:style-name="P5"><text:span text:style-name="T3">Я выкатил «Королеву Лорен» обратно во двор и протянул пегаске хомут.</text:span></text:p>
      <text:p text:style-name="P5"><text:span text:style-name="T3"/></text:p>
      <text:p text:style-name="P5"><text:span text:style-name="T3">…</text:span></text:p>
      <text:p text:style-name="P5"><text:span text:style-name="T3"/></text:p>
      <text:p text:style-name="P5"><text:span text:style-name="T3"/></text:p>
      <text:h text:style-name="P19" text:outline-level="2"/>
      <text:p text:style-name="Text_20_body"/>
      <text:h text:style-name="Heading_20_2" text:outline-level="2">Идеи</text:h>
      <text:list xml:id="list6020215229849826482" text:style-name="L1">
        <text:list-item>
          <text:p text:style-name="P13">Книги:</text:p>
        </text:list-item>
      </text:list>
      <text:list xml:id="list5846488551020275296" text:style-name="L2">
        <text:list-item>
          <text:p text:style-name="P14">«Великие грифоны прошлого» - из канона (5<text:span text:style-name="T1">s8e)</text:span></text:p>
        </text:list-item>
        <text:list-item>
          <text:p text:style-name="P14">«Высшие заклинания в повседневном использовании: от песчинки до дворца»</text:p>
        </text:list-item>
        <text:list-item>
          <text:p text:style-name="P18">«Малоизвестные аспекты магии трансформаций»</text:p>
        </text:list-item>
        <text:list-item>
          <text:p text:style-name="P14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14">Дасти Вейфарер «Зебрианская культура, быт и фольклор»</text:p>
        </text:list-item>
        <text:list-item>
          <text:p text:style-name="P14">«Краткая история Эквестрии»</text:p>
        </text:list-item>
        <text:list-item>
          <text:p text:style-name="P14">«Шедевры архитектуры Эквестрии» с разделом о Кантерлотском Королевском Дворце</text:p>
        </text:list-item>
        <text:list-item>
          <text:p text:style-name="P14">«Великие дела и великие чары». Страница 893: …</text:p>
        </text:list-item>
        <text:list-item>
          <text:p text:style-name="P14"><text:soft-page-break/>«<text:span text:style-name="T2">Природа Проклятий</text:span>» - обмен</text:p>
        </text:list-item>
        <text:list-item>
          <text:p text:style-name="P14"><text:span text:style-name="T2">«Магия для Чайников»</text:span> - обмен</text:p>
        </text:list-item>
        <text:list-item>
          <text:p text:style-name="P14"><text:span text:style-name="T2">«Энциклопедия Арканум»</text:span> - обмен</text:p>
        </text:list-item>
        <text:list-item>
          <text:p text:style-name="P14">«О Гейсах» - обмен</text:p>
        </text:list-item>
        <text:list-item>
          <text:p text:style-name="P14">«<text:span text:style-name="T2">Тайны Тайных Наук</text:span>» - обмен</text:p>
        </text:list-item>
        <text:list-item>
          <text:p text:style-name="P18">«Основы Заклятий» - обмен</text:p>
        </text:list-item>
        <text:list-item>
          <text:p text:style-name="P14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5126125371047295114" text:style-name="L3">
        <text:list-item>
          <text:p text:style-name="P15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15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16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15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15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15">Около 820-ти лет назад будущий маг Лайтнинг Стар поступил на обучение к наставнику Тииспоту</text:p>
        </text:list-item>
        <text:list-item>
          <text:p text:style-name="P15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15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15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15">У Селестии грива и хвост развеваются и переливаются от магического шампуня</text:p>
        </text:list-item>
        <text:list-item>
          <text:p text:style-name="P15">Тело Селестии очень крепкое — может выдержать несколько тонн земли</text:p>
        </text:list-item>
        <text:list-item>
          <text:p text:style-name="P15">Дискорд намного старше принцесс, его магия сильнее ихней на голову</text:p>
        </text:list-item>
        <text:list-item>
          <text:p text:style-name="P15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15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15">Самый главный враг сестёр и Дискорда — скука</text:p>
        </text:list-item>
        <text:list-item>
          <text:p text:style-name="P15">В Эквестрии на одного жеребца приходится четыре - пять кобыл</text:p>
        </text:list-item>
        <text:list-item>
          <text:p text:style-name="P15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15"><text:soft-page-break/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15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15">Кроме Дискорда, старше сестёр ещё старейшина драконов</text:p>
        </text:list-item>
        <text:list-item>
          <text:p text:style-name="P15">Кэйденс не прожила и 60-ти лет и является низкорожденной</text:p>
        </text:list-item>
        <text:list-item>
          <text:p text:style-name="P15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15">Народ тихо фигел от нововведений и с ещё большим ожесточением продолжал делать по-своему</text:p>
        </text:list-item>
        <text:list-item>
          <text:p text:style-name="P15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15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15">Когда пони женятся, они обмениваются ножными браслетами</text:p>
        </text:list-item>
        <text:list-item>
          <text:p text:style-name="P15">Светилами, кроме сестёр, могут управлять единороги (группы), Дискорд, Твайлайт и Старсвирл</text:p>
        </text:list-item>
        <text:list-item>
          <text:p text:style-name="P15">Королева Кризалис — правительница Зелёной Долины</text:p>
        </text:list-item>
        <text:list-item>
          <text:p text:style-name="P15">Мать Луны и Селестии — аликорн Лорен. Мать Дискорда — Алиса (пони-человек)</text:p>
        </text:list-item>
        <text:list-item>
          <text:p text:style-name="P15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118cm" fo:margin-bottom="0.965cm" fo:margin-left="0.94cm" fo:margin-right="1.14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 </meta:initial-creator>
    <meta:creation-date>2017-06-03T08:11:47.37</meta:creation-date>
    <dc:date>2017-06-09T00:31:59.35</dc:date>
    <meta:editing-duration>P1DT3H46M34S</meta:editing-duration>
    <meta:editing-cycles>43</meta:editing-cycles>
    <meta:generator>OpenOffice/4.1.1$Win32 OpenOffice.org_project/411m6$Build-9775</meta:generator>
    <dc:creator>макс </dc:creator>
    <meta:document-statistic meta:table-count="0" meta:image-count="0" meta:object-count="0" meta:page-count="4" meta:paragraph-count="85" meta:word-count="1336" meta:character-count="8464"/>
  </office:meta>
</office:document-meta>
</file>